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6a9955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569cd6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4fc1ff" loext:opacity="100%" style:font-name="Consolas" fo:font-size="10.5pt" fo:font-weight="normal"/>
    </style:style>
    <style:style style:name="T11" style:family="text">
      <style:text-properties fo:color="#dcdcaa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c586c0" loext:opacity="100%" style:font-name="Consolas" fo:font-size="10.5pt" fo:font-weight="normal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fo:color="#9cdcfe" loext:opacity="100%" style:font-name="Consolas" fo:font-size="10.5pt" fo:font-weight="normal"/>
    </style:style>
    <style:style style:name="T16" style:family="text">
      <style:text-properties fo:color="#808080" loext:opacity="100%" style:font-name="Consolas" fo:font-size="10.5pt" fo:font-weight="normal"/>
    </style:style>
    <style:style style:name="T17" style:family="text">
      <style:text-properties fo:color="#4ec9b0" loext:opacity="100%" style:font-name="Consolas" fo:font-size="10.5pt" fo:font-weight="normal"/>
    </style:style>
    <style:style style:name="T18" style:family="text">
      <style:text-properties fo:color="#b5cea8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'react'</text:span>;</text:p>
      <text:p text:style-name="P1"><text:span text:style-name="T1">import</text:span> { <text:span text:style-name="T2">ResponsiveContainer</text:span>, <text:span text:style-name="T2">BarChart</text:span>, <text:span text:style-name="T2">Bar</text:span>, <text:span text:style-name="T2">XAxis</text:span>, <text:span text:style-name="T2">YAxis</text:span>, <text:span text:style-name="T2">CartesianGrid</text:span>, <text:span text:style-name="T2">Tooltip</text:span>, <text:span text:style-name="T2">Legend</text:span> } <text:span text:style-name="T1">from</text:span> <text:span text:style-name="T3">'recharts'</text:span>;</text:p>
      <text:p text:style-name="P1"><text:span text:style-name="T1">import</text:span> <text:span text:style-name="T2">axios</text:span> <text:span text:style-name="T1">from</text:span> <text:span text:style-name="T3">'axios'</text:span>;</text:p>
      <text:p text:style-name="P1"><text:span text:style-name="T1">import</text:span> <text:span text:style-name="T3">'./Deudas.css'</text:span>; <text:span text:style-name="T4">// Asegúrate de tener un archivo CSS para estilos</text:span></text:p>
      <text:p text:style-name="P2"/>
      <text:p text:style-name="P1"><text:span text:style-name="T5">const</text:span> <text:span text:style-name="T6">DeudasMensuales</text:span> <text:span text:style-name="T7">=</text:span> () <text:span text:style-name="T5">=&gt;</text:span> {</text:p>
      <text:p text:style-name="P3">  <text:span text:style-name="T8">const</text:span><text:span text:style-name="T9"> [</text:span><text:span text:style-name="T10">data</text:span><text:span text:style-name="T9">, </text:span><text:span text:style-name="T11">setData</text:span><text:span text:style-name="T9">] </text:span><text:span text:style-name="T12">=</text:span><text:span text:style-name="T9"> </text:span><text:span text:style-name="T11">useState</text:span><text:span text:style-name="T9">([]);</text:span></text:p>
      <text:p text:style-name="P2"/>
      <text:p text:style-name="P3">  <text:span text:style-name="T11">useEffect</text:span><text:span text:style-name="T9">(() </text:span><text:span text:style-name="T8">=&gt;</text:span><text:span text:style-name="T9"> {</text:span></text:p>
      <text:p text:style-name="P3">    <text:span text:style-name="T8">const</text:span><text:span text:style-name="T9"> </text:span><text:span text:style-name="T11">fetchData</text:span><text:span text:style-name="T9"> </text:span><text:span text:style-name="T12">=</text:span><text:span text:style-name="T9"> </text:span><text:span text:style-name="T8">async</text:span><text:span text:style-name="T9"> () </text:span><text:span text:style-name="T8">=&gt;</text:span><text:span text:style-name="T9"> {</text:span></text:p>
      <text:p text:style-name="P3">      <text:span text:style-name="T13">try</text:span><text:span text:style-name="T9"> {</text:span></text:p>
      <text:p text:style-name="P3">        <text:span text:style-name="T8">const</text:span><text:span text:style-name="T9"> </text:span><text:span text:style-name="T10">response</text:span><text:span text:style-name="T9"> </text:span><text:span text:style-name="T12">=</text:span><text:span text:style-name="T9"> </text:span><text:span text:style-name="T13">await</text:span><text:span text:style-name="T9"> </text:span><text:span text:style-name="T10">axios</text:span><text:span text:style-name="T9">.</text:span><text:span text:style-name="T11">get</text:span><text:span text:style-name="T9">(</text:span><text:span text:style-name="T14">'/resumen/deudas-mensual'</text:span><text:span text:style-name="T9">);</text:span></text:p>
      <text:p text:style-name="P3">        <text:span text:style-name="T11">setData</text:span><text:span text:style-name="T9">(</text:span><text:span text:style-name="T10">response</text:span><text:span text:style-name="T9">.</text:span><text:span text:style-name="T15">data</text:span><text:span text:style-name="T9">);</text:span></text:p>
      <text:p text:style-name="P3">      <text:span text:style-name="T9">} </text:span><text:span text:style-name="T13">catch</text:span><text:span text:style-name="T9"> (</text:span><text:span text:style-name="T15">error</text:span><text:span text:style-name="T9">) {</text:span></text:p>
      <text:p text:style-name="P3">        <text:span text:style-name="T15">console</text:span><text:span text:style-name="T9">.</text:span><text:span text:style-name="T11">error</text:span><text:span text:style-name="T9">(</text:span><text:span text:style-name="T14">'Error al obtener las deudas mensuales:'</text:span><text:span text:style-name="T9">, </text:span><text:span text:style-name="T15">error</text:span><text:span text:style-name="T9">);</text:span></text:p>
      <text:p text:style-name="P3">      <text:span text:style-name="T9">}</text:span></text:p>
      <text:p text:style-name="P3">    <text:span text:style-name="T9">};</text:span></text:p>
      <text:p text:style-name="P2"/>
      <text:p text:style-name="P3">    <text:span text:style-name="T11">fetchData</text:span><text:span text:style-name="T9">();</text:span></text:p>
      <text:p text:style-name="P3">  <text:span text:style-name="T9">}, []);</text:span></text:p>
      <text:p text:style-name="P2"/>
      <text:p text:style-name="P3">  <text:span text:style-name="T13">return</text:span><text:span text:style-name="T9"> (</text:span></text:p>
      <text:p text:style-name="P3">    <text:span text:style-name="T16">&lt;</text:span><text:span text:style-name="T8">div</text:span><text:span text:style-name="T9"> </text:span><text:span text:style-name="T15">className</text:span><text:span text:style-name="T12">=</text:span><text:span text:style-name="T14">"chart-container"</text:span><text:span text:style-name="T16">&gt;</text:span></text:p>
      <text:p text:style-name="P3">      <text:span text:style-name="T16">&lt;</text:span><text:span text:style-name="T8">h3</text:span><text:span text:style-name="T9"> </text:span><text:span text:style-name="T15">className</text:span><text:span text:style-name="T12">=</text:span><text:span text:style-name="T14">"chart-title"</text:span><text:span text:style-name="T16">&gt;</text:span><text:span text:style-name="T9">Deudas Mensuales</text:span><text:span text:style-name="T16">&lt;/</text:span><text:span text:style-name="T8">h3</text:span><text:span text:style-name="T16">&gt;</text:span></text:p>
      <text:p text:style-name="P3">      <text:span text:style-name="T16">&lt;</text:span><text:span text:style-name="T17">ResponsiveContainer</text:span><text:span text:style-name="T9"> </text:span><text:span text:style-name="T15">width</text:span><text:span text:style-name="T12">=</text:span><text:span text:style-name="T14">"100%"</text:span><text:span text:style-name="T9"> </text:span><text:span text:style-name="T15">height</text:span><text:span text:style-name="T12">=</text:span><text:span text:style-name="T14">"100%"</text:span><text:span text:style-name="T16">&gt;</text:span></text:p>
      <text:p text:style-name="P3">        <text:span text:style-name="T16">&lt;</text:span><text:span text:style-name="T17">BarChart</text:span><text:span text:style-name="T9"> </text:span><text:span text:style-name="T15">data</text:span><text:span text:style-name="T12">=</text:span><text:span text:style-name="T8">{</text:span><text:span text:style-name="T10">data</text:span><text:span text:style-name="T8">}</text:span><text:span text:style-name="T9"> </text:span><text:span text:style-name="T15">margin</text:span><text:span text:style-name="T12">=</text:span><text:span text:style-name="T8">{</text:span><text:span text:style-name="T12">{ </text:span><text:span text:style-name="T15">top:</text:span><text:span text:style-name="T12"> </text:span><text:span text:style-name="T18">20</text:span><text:span text:style-name="T12">, </text:span><text:span text:style-name="T15">right:</text:span><text:span text:style-name="T12"> </text:span><text:span text:style-name="T18">30</text:span><text:span text:style-name="T12">, </text:span><text:span text:style-name="T15">left:</text:span><text:span text:style-name="T12"> </text:span><text:span text:style-name="T18">0</text:span><text:span text:style-name="T12">, </text:span><text:span text:style-name="T15">bottom:</text:span><text:span text:style-name="T12"> </text:span><text:span text:style-name="T18">5</text:span><text:span text:style-name="T12"> }</text:span><text:span text:style-name="T8">}</text:span><text:span text:style-name="T16">&gt;</text:span></text:p>
      <text:p text:style-name="P3">          <text:span text:style-name="T16">&lt;</text:span><text:span text:style-name="T17">CartesianGrid</text:span><text:span text:style-name="T9"> </text:span><text:span text:style-name="T15">strokeDasharray</text:span><text:span text:style-name="T12">=</text:span><text:span text:style-name="T14">"3 3"</text:span><text:span text:style-name="T9"> </text:span><text:span text:style-name="T16">/&gt;</text:span></text:p>
      <text:p text:style-name="P3">          <text:span text:style-name="T16">&lt;</text:span><text:span text:style-name="T17">XAxis</text:span><text:span text:style-name="T9"> </text:span><text:span text:style-name="T15">dataKey</text:span><text:span text:style-name="T12">=</text:span><text:span text:style-name="T14">"mes"</text:span><text:span text:style-name="T9"> </text:span><text:span text:style-name="T16">/&gt;</text:span></text:p>
      <text:p text:style-name="P3">          <text:span text:style-name="T16">&lt;</text:span><text:span text:style-name="T17">YAxis</text:span><text:span text:style-name="T9"> </text:span><text:span text:style-name="T16">/&gt;</text:span></text:p>
      <text:p text:style-name="P3">          <text:span text:style-name="T16">&lt;</text:span><text:span text:style-name="T17">Tooltip</text:span><text:span text:style-name="T9"> </text:span><text:span text:style-name="T16">/&gt;</text:span></text:p>
      <text:p text:style-name="P3">          <text:span text:style-name="T16">&lt;</text:span><text:span text:style-name="T17">Legend</text:span><text:span text:style-name="T9"> </text:span><text:span text:style-name="T16">/&gt;</text:span></text:p>
      <text:p text:style-name="P3">          <text:span text:style-name="T16">&lt;</text:span><text:span text:style-name="T17">Bar</text:span><text:span text:style-name="T9"> </text:span><text:span text:style-name="T15">dataKey</text:span><text:span text:style-name="T12">=</text:span><text:span text:style-name="T14">"monto_total"</text:span><text:span text:style-name="T9"> </text:span><text:span text:style-name="T15">fill</text:span><text:span text:style-name="T12">=</text:span><text:span text:style-name="T14">"#8884d8"</text:span><text:span text:style-name="T9"> </text:span><text:span text:style-name="T15">name</text:span><text:span text:style-name="T12">=</text:span><text:span text:style-name="T14">"Monto Total"</text:span><text:span text:style-name="T9"> </text:span><text:span text:style-name="T16">/&gt;</text:span></text:p>
      <text:p text:style-name="P3">        <text:span text:style-name="T16">&lt;/</text:span><text:span text:style-name="T17">BarChart</text:span><text:span text:style-name="T16">&gt;</text:span></text:p>
      <text:p text:style-name="P3">      <text:span text:style-name="T16">&lt;/</text:span><text:span text:style-name="T17">ResponsiveContainer</text:span><text:span text:style-name="T16">&gt;</text:span></text:p>
      <text:p text:style-name="P3">    <text:span text:style-name="T16">&lt;/</text:span><text:span text:style-name="T8">div</text:span><text:span text:style-name="T16">&gt;</text:span></text:p>
      <text:p text:style-name="P3">  <text:span text:style-name="T9">);</text:span></text:p>
      <text:p text:style-name="P1">};</text:p>
      <text:p text:style-name="P2"/>
      <text:p text:style-name="P1"><text:span text:style-name="T1">export</text:span> <text:span text:style-name="T1">default</text:span> <text:span text:style-name="T6">DeudasMensuales</text:span>;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22:23:41.917753300</meta:creation-date>
    <dc:date>2025-08-07T22:23:49.211607500</dc:date>
    <meta:editing-duration>PT7S</meta:editing-duration>
    <meta:editing-cycles>1</meta:editing-cycles>
    <meta:document-statistic meta:table-count="0" meta:image-count="0" meta:object-count="0" meta:page-count="1" meta:paragraph-count="34" meta:word-count="130" meta:character-count="1170" meta:non-whitespace-character-count="908"/>
    <meta:generator>LibreOffice/25.2.4.3$Windows_X86_64 LibreOffice_project/33e196637044ead23f5c3226cde09b47731f7e27</meta:generator>
  </office:meta>
</office:document-meta>
</file>